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61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5.11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69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print 1 - End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ssigne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Linked pull requests</text:p>
          </table:table-cell>
          <table:table-cell table:style-name="ce3" office:value-type="string" calcext:value-type="string">
            <text:p>Labels</text:p>
          </table:table-cell>
          <table:table-cell table:style-name="ce3" office:value-type="string" calcext:value-type="string">
            <text:p>Sprint</text:p>
          </table:table-cell>
        </table:table-row>
        <table:table-row table:style-name="ro2">
          <table:table-cell office:value-type="string" calcext:value-type="string">
            <text:p>Code Überarbeitung.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Installation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r-Intigrier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dowsnutzer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Fehleroutput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für die Nutz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leiner release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tale Errors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pplikation veröffentlich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der Konfi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mated Installation</text:p>
          </table:table-cell>
          <table:table-cell office:value-type="string" calcext:value-type="string">
            <text:p>Max-WT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More Userfriendly - Error Message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More Userfriendly - Input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design: Module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🏔 High</text:p>
          </table:table-cell>
          <table:table-cell office:value-type="string" calcext:value-type="string">
            <text:p>🐇 Small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design: Relationships &amp; Mainclasse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umsetzu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nfiguration Enhancement</text:p>
          </table:table-cell>
          <table:table-cell/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nfiguration and data fetchi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de refinement &amp; enhanced userfriendly interactions</text:p>
          </table:table-cell>
          <table:table-cell/>
          <table:table-cell office:value-type="string" calcext:value-type="string">
            <text:p>🗿 Milestone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🐋 X-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</table:table>
      <table:table table:name="Sprint 2 - Ende" table:style-name="ta1">
        <table:table-column table:style-name="co1" table:default-cell-style-name="ce5"/>
        <table:table-column table:style-name="co10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ssigne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Linked pull requests</text:p>
          </table:table-cell>
          <table:table-cell table:style-name="ce3" office:value-type="string" calcext:value-type="string">
            <text:p>Labels</text:p>
          </table:table-cell>
          <table:table-cell table:style-name="ce3" office:value-type="string" calcext:value-type="string">
            <text:p>Sprint</text:p>
          </table:table-cell>
        </table:table-row>
        <table:table-row table:style-name="ro2">
          <table:table-cell office:value-type="string" calcext:value-type="string">
            <text:p>Code Überarbeitung.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Installation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der Konfi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r-Intigrier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tale Errors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dowsnutzer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Fehleroutput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leiner release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pplikation veröffentlich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für die Nutzung &amp; Configuration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🐂 Med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iguration Enhancement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nfiguration and data fetchi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More Userfriendly - Input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Automated Installation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More Userfriendly - Error Message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Publish als Binäre/Standalone</text:p>
          </table:table-cell>
          <table:table-cell office:value-type="string" calcext:value-type="string">
            <text:p>Max-WT, 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🐇 Small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Klassenumsetzu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Code refinement &amp; enhanced userfriendly interaction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🗿 Milestone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🐋 X-Large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Klassendesign: Relationships &amp; Mainclasse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Klassendesign: Module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🏔 High</text:p>
          </table:table-cell>
          <table:table-cell office:value-type="string" calcext:value-type="string">
            <text:p>🐇 Small</text:p>
          </table:table-cell>
          <table:table-cell table:number-columns-repeated="2"/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EPUB enhancement</text:p>
          </table:table-cell>
          <table:table-cell office:value-type="string" calcext:value-type="string">
            <text:p>Max-WT, TheUnixDemon</text:p>
          </table:table-cell>
          <table:table-cell office:value-type="string" calcext:value-type="string">
            <text:p>📋 Backlog</text:p>
          </table:table-cell>
          <table:table-cell office:value-type="string" calcext:value-type="string">
            <text:p>🏔 High</text:p>
          </table:table-cell>
          <table:table-cell office:value-type="string" calcext:value-type="string">
            <text:p>🐂 Mediu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.00.0000</text:date>, <text:time style:data-style-name="N2" text:time-value="13:33:58.48126888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3:37:09.210565691</dc:date>
    <meta:editing-duration>PT5M33S</meta:editing-duration>
    <meta:editing-cycles>5</meta:editing-cycles>
    <meta:generator>LibreOffice/24.2.2.2$Linux_X86_64 LibreOffice_project/420$Build-2</meta:generator>
    <meta:document-statistic meta:table-count="2" meta:cell-count="176" meta:object-count="0"/>
  </office:meta>
</office:document-meta>
</file>